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6</text:p>
          </table:table-cell>
          <table:table-cell/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/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020" calcext:value-type="float">
            <text:p>15002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010" calcext:value-type="float">
            <text:p>10901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1795" calcext:value-type="float">
            <text:p>517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5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  <table:table-cell/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7:12:48.11967116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9T18:36:50.355451216</dc:date>
    <dc:creator>Anonymous  </dc:creator>
    <meta:editing-duration>P1DT6H5M43S</meta:editing-duration>
    <meta:editing-cycles>147</meta:editing-cycles>
    <meta:generator>LibreOffice/6.2.4.2$Linux_X86_64 LibreOffice_project/20$Build-2</meta:generator>
    <meta:document-statistic meta:table-count="2" meta:cell-count="2445" meta:object-count="0"/>
  </office:meta>
</office:document-meta>
</file>